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JmsActivationSpecFactory.setActivationSpecClass( Class &lt; ? &gt; activationSpec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sActivationSpecFactory.determineActivationSpecClass( Resource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sActivationSpecFactory.populateActivationSpecProperties( BeanWrapper bw , JmsActivationSpecConfig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andardJmsActivationSpecFactory.createActivationSpec( ResourceAdapter adapter , JmsActivationSpec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JmsActivationSpecFactory.setDestinationResolver( @ Nullable Destination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sActivationSpecFactory.applyAcknowledgeMode( BeanWrapper bw , int ackM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andardJmsActivationSpecFactory.setDefaultProperties( Map &lt; String , String &gt; default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JmsActivationSpecFactory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